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Roman 10" svg:font-family="'LM Roman 10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svg:stroke-opacity="20%" draw:fill="none" draw:fill-color="#cccccc" draw:textarea-horizontal-align="justify" draw:textarea-vertical-align="middle" draw:auto-grow-height="false" fo:min-height="1.87cm" fo:min-width="1.619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svg:stroke-opacity="20%" draw:fill="none" draw:fill-color="#000000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svg:stroke-opacity="10%" draw:fill="none" draw:fill-color="#cccccc" draw:textarea-horizontal-align="justify" draw:textarea-vertical-align="middle" draw:auto-grow-height="false" fo:min-height="1.87cm" fo:min-width="1.619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opacity="10%" draw:fill="none" draw:fill-color="#000000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5cm" draw:marker-end="Arrowheads_20_1" draw:marker-end-width="0.276cm" draw:fill="none" draw:fill-color="#000000" draw:textarea-vertical-align="middle" fo:padding-top="0.117cm" fo:padding-bottom="0.117cm" fo:padding-left="0.242cm" fo:padding-right="0.2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2.2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1.567cm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0.753cm" draw:placing="below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-width="0.252cm" draw:fill="solid" draw:fill-color="#cccccc" draw:textarea-horizontal-align="justify" draw:textarea-vertical-align="middle" draw:auto-grow-height="false" fo:min-height="1.87cm" fo:min-width="1.619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M Roman 10" fo:font-size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cccccc"/>
      <style:paragraph-properties fo:text-align="center"/>
    </style:style>
    <style:style style:name="T1" style:family="text">
      <style:text-properties style:font-name="LM Roman 10" fo:font-size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M Roman 10" fo:font-size="10pt" fo:font-style="normal" fo:text-shadow="none" style:text-underline-style="none" fo:font-weight="normal" style:letter-kerning="true" style:font-name-asian="Bitstream Vera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605cm" svg:y1="5.173cm" svg:x2="0cm" svg:y2="5.173cm">
          <text:p/>
        </draw:line>
        <draw:line draw:style-name="gr1" draw:text-style-name="P1" draw:layer="layout" svg:x1="0.604cm" svg:y1="0.317cm" svg:x2="0.604cm" svg:y2="5.148cm">
          <text:p/>
        </draw:line>
        <draw:custom-shape draw:style-name="gr2" draw:text-style-name="P2" draw:layer="layout" svg:width="3.043cm" svg:height="3.046cm" svg:x="6.644cm" svg:y="2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3.848cm" svg:height="3.726cm" draw:transform="skewX (0.249582083035189) rotate (2.48116006463514) translate (3.64257086710792cm 6.28071694530759cm)" svg:viewBox="0 0 3849 3727" draw:points="0,3727 963,3727 962,2795 1925,2795 1924,1864 2887,1863 2886,932 3849,932 3848,0">
          <text:p/>
        </draw:polyline>
        <draw:custom-shape draw:style-name="gr4" draw:text-style-name="P2" draw:layer="layout" svg:width="3.043cm" svg:height="3.046cm" svg:x="3.16cm" svg:y="2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3" draw:layer="layout" svg:width="2.689cm" svg:height="2.265cm" draw:transform="skewX (-0.56932640200055) rotate (2.07135675626687) translate (1.89547212197821cm 6.27951543437826cm)" svg:viewBox="0 0 2690 2266" draw:points="0,2266 673,2265 672,1699 1346,1699 1345,1133 2018,1133 2017,566 2690,566 2689,0">
          <text:p/>
        </draw:polyline>
        <draw:line draw:style-name="gr6" draw:text-style-name="P3" draw:layer="layout" svg:x1="8.18cm" svg:y1="0.902cm" svg:x2="8.18cm" svg:y2="2.064cm">
          <text:p/>
        </draw:line>
        <draw:frame draw:style-name="gr7" draw:text-style-name="P4" draw:layer="layout" svg:width="2.338cm" svg:height="0.751cm" svg:x="7.027cm" svg:y="0.317cm">
          <draw:text-box>
            <text:p><text:span text:style-name="T1">Equilibrium</text:span></text:p>
          </draw:text-box>
        </draw:frame>
        <draw:line draw:style-name="gr6" draw:text-style-name="P3" draw:layer="layout" svg:x1="11.848cm" svg:y1="1.69cm" svg:x2="9.525cm" svg:y2="1.69cm">
          <text:p/>
        </draw:line>
        <draw:frame draw:style-name="gr8" draw:text-style-name="P4" draw:layer="layout" svg:width="2.114cm" svg:height="0.916cm" svg:x="9.733cm" svg:y="0.915cm">
          <draw:text-box>
            <text:p><text:span text:style-name="T1">F = -kx</text:span></text:p>
          </draw:text-box>
        </draw:frame>
        <draw:measure draw:style-name="gr9" draw:text-style-name="P5" draw:layer="measurelines" svg:x1="8.255cm" svg:y1="5.173cm" svg:x2="11.738cm" svg:y2="5.173cm">
          <text:p text:style-name="P5"><text:span text:style-name="T2">X</text:span><text:span text:style-name="T2"><text:measure text:kind="gap"/></text:span></text:p>
        </draw:measure>
        <draw:custom-shape draw:style-name="gr10" draw:text-style-name="P6" draw:layer="layout" svg:width="3.043cm" svg:height="3.046cm" svg:x="10.16cm" svg:y="2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3" draw:layer="layout" svg:width="5.329cm" svg:height="4.23cm" draw:transform="skewX (0.653625804871876) rotate (2.68292012616568) translate (5.38091271102625cm 6.27918315821356cm)" svg:viewBox="0 0 5330 4231" draw:points="0,4231 1334,4231 1332,3173 2666,3173 2664,2116 3998,2115 3996,1058 5330,1058 5328,0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Roman 10" svg:font-family="'LM Roman 10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051cm" svg:stroke-color="#000000" draw:marker-start-width="0.279cm" draw:marker-end-width="0.279cm" draw:fill="none" draw:fill-gradient-name="Gradient_20_2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8:23:11.453042619</meta:creation-date>
    <dc:date>2021-03-24T21:15:56.478699616</dc:date>
    <meta:editing-duration>PT1H16M41S</meta:editing-duration>
    <meta:editing-cycles>13</meta:editing-cycles>
    <meta:generator>LibreOffice/7.0.4.2$Linux_X86_64 LibreOffice_project/00$Build-2</meta:generator>
    <meta:document-statistic meta:object-count="13"/>
  </office:meta>
</office:document-meta>
</file>